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  <style:font-face style:name="Tlwg Typo" svg:font-family="&quot;Tlwg Typ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5" style:family="table-cell" style:parent-style-name="Default" style:data-style-name="N36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7" style:family="table-cell" style:parent-style-name="Default" style:data-style-name="N14">
      <style:table-cell-properties fo:border="thin solid #000000" style:vertical-align="middle" fo:background-color="#EEEEEE"/>
      <style:text-properties style:font-name="Ubuntu" style:font-name-asian="Ubuntu" style:font-name-complex="Ubuntu" fo:font-size="8pt" style:font-size-asian="8pt" style:font-size-complex="8pt"/>
    </style:style>
    <style:style style:name="ce8" style:family="table-cell" style:parent-style-name="Default" style:data-style-name="N36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9" style:family="table-cell" style:parent-style-name="Default" style:data-style-name="N36">
      <style:table-cell-properties style:vertical-align="middle"/>
      <style:text-properties style:font-name="Tlwg Typo" style:font-name-asian="Tlwg Typo" style:font-name-complex="Tlwg Typo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11" style:family="table-cell" style:parent-style-name="ConditionalStyle_1_32_1" style:data-style-name="N0">
      <style:table-cell-properties fo:border="thin solid #000000" style:vertical-align="middle" fo:background-color="#DDDDDD" style:cell-protect="protected" style:repeat-content="false"/>
      <style:paragraph-properties fo:text-align="end" fo:margin-right="0cm"/>
      <style:text-properties style:font-name="Ubuntu" style:font-name-asian="Ubuntu" style:font-name-complex="Ubuntu" fo:font-size="8pt" style:font-size-asian="8pt" style:font-size-complex="8pt"/>
    </style:style>
    <style:style style:name="ce12" style:family="table-cell" style:parent-style-name="Default" style:data-style-name="N14">
      <style:table-cell-properties fo:border="thin solid #000000" style:vertical-align="middle" fo:background-color="#DDDDDD"/>
      <style:text-properties style:font-name="Ubuntu" style:font-name-asian="Ubuntu" style:font-name-complex="Ubuntu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Ubuntu" style:font-name-asian="Ubuntu" style:font-name-complex="Ubuntu" fo:font-size="6pt" style:font-size-asian="6pt" style:font-size-complex="6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6" style:family="table-cell" style:parent-style-name="Default" style:data-style-name="N36">
      <style:table-cell-properties fo:border="thin solid #000000" style:vertical-align="middle" fo:background-color="#81D41A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7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8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19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0" style:family="table-cell" style:parent-style-name="Default" style:data-style-name="N37">
      <style:table-cell-properties style:vertical-align="middle"/>
      <style:text-properties style:font-name="Ubuntu" style:font-name-asian="Ubuntu" style:font-name-complex="Ubuntu" fo:font-size="8pt" style:font-size-asian="8pt" style:font-size-complex="8pt"/>
    </style:style>
    <style:style style:name="ce21" style:family="table-cell" style:parent-style-name="Default" style:data-style-name="N1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2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#81D41A"/>
      <style:text-properties style:font-name="Ubuntu" style:font-name-asian="Ubuntu" style:font-name-complex="Ubuntu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middle" fo:background-color="transparent"/>
      <style:text-properties style:font-name="Ubuntu" style:font-name-asian="Ubuntu" style:font-name-complex="Ubuntu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8.29733333333333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45cm"/>
    </style:style>
    <style:style style:name="co6" style:family="table-column">
      <style:table-column-properties fo:break-before="auto" style:column-width="4.27566666666667cm"/>
    </style:style>
    <style:style style:name="co7" style:family="table-column">
      <style:table-column-properties fo:break-before="auto" style:column-width="1.18533333333333cm"/>
    </style:style>
    <style:style style:name="co8" style:family="table-column">
      <style:table-column-properties fo:break-before="auto" style:column-width="2.83633333333333cm"/>
    </style:style>
    <style:style style:name="co9" style:family="table-column">
      <style:table-column-properties fo:break-before="auto" style:column-width="1.016cm"/>
    </style:style>
    <style:style style:name="ro1" style:family="table-row">
      <style:table-row-properties style:row-height="16.2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34.2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7" style:family="table-cell" style:parent-style-name="Default" style:data-style-name="N14">
      <style:table-cell-properties fo:border="thin solid #000000" style:vertical-align="middle" fo:background-color="#DDDDDD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  <style:style style:name="ce28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lt;0" style:apply-style-name="cf2"/>
    </style:style>
    <style:style style:name="ce29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lt;0" style:apply-style-name="cf2"/>
    </style:style>
    <style:style style:name="ce30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  <style:style style:name="ce31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style:font-name="Ubuntu" style:font-name-asian="Ubuntu" style:font-name-complex="Ubuntu" fo:font-size="8pt" style:font-size-asian="8pt" style:font-size-complex="8pt"/>
      <style:map style:condition="of:cell-content()&gt;1" style:apply-style-name="cf2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maximum-difference="1E-4"/>
      </table:calculation-settings>
      <table:table table:name="grou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13">
            <text:p>so3g2</text:p>
          </table:table-cell>
          <table:covered-table-cell table:number-columns-repeated="2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3">
            <text:p>NMec</text:p>
          </table:table-cell>
          <table:table-cell office:value-type="string" table:style-name="ce3">
            <text:p>Nome</text:p>
          </table:table-cell>
          <table:table-cell office:value-type="string" table:style-name="ce4">
            <text:p>Participação global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3552" table:style-name="ce5">
            <text:p>103552</text:p>
          </table:table-cell>
          <table:table-cell office:value-type="string" table:style-name="ce6">
            <text:p>ALEXANDRE COSTA MARTINS</text:p>
          </table:table-cell>
          <table:table-cell office:value-type="percentage" office:value="0.2" table:style-name="ce7">
            <text:p>20,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4341" table:style-name="ce5">
            <text:p>104341</text:p>
          </table:table-cell>
          <table:table-cell office:value-type="string" table:style-name="ce6">
            <text:p>DIOGO BRANCO ALVES DA SILVA</text:p>
          </table:table-cell>
          <table:table-cell office:value-type="percentage" office:value="0.2" table:style-name="ce7">
            <text:p>20,00%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108342" table:style-name="ce5">
            <text:p>108342</text:p>
          </table:table-cell>
          <table:table-cell office:value-type="string" table:style-name="ce6">
            <text:p>HENRIQUE CRISTÓVÃO COELHO</text:p>
          </table:table-cell>
          <table:table-cell table:style-name="ce7"/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float" office:value="98287" table:style-name="ce5">
            <text:p>098287</text:p>
          </table:table-cell>
          <table:table-cell office:value-type="string" table:style-name="ce6">
            <text:p>JOÃO MENDES GONÇALVES</text:p>
          </table:table-cell>
          <table:table-cell office:value-type="percentage" office:value="0.2" table:style-name="ce7">
            <text:p>20,00%</text:p>
          </table:table-cell>
          <table:table-cell table:style-name="ce8"/>
          <table:table-cell table:style-name="ce9"/>
          <table:table-cell table:number-columns-repeated="4" table:style-name="ce8"/>
          <table:table-cell table:number-columns-repeated="16375"/>
        </table:table-row>
        <table:table-row table:style-name="ro3">
          <table:table-cell office:value-type="float" office:value="76758" table:style-name="ce5">
            <text:p>076758</text:p>
          </table:table-cell>
          <table:table-cell office:value-type="string" table:style-name="ce6">
            <text:p>JOSÉ DIOGO COSTA CERQUEIRA</text:p>
          </table:table-cell>
          <table:table-cell table:style-name="ce7"/>
          <table:table-cell table:number-columns-repeated="1021" table:style-name="ce2"/>
          <table:table-cell table:number-columns-repeated="15360"/>
        </table:table-row>
        <table:table-row table:style-name="ro3">
          <table:table-cell table:style-name="ce10"/>
          <table:table-cell office:value-type="string" table:style-name="ce11">
            <text:p>Soma de controlo:</text:p>
          </table:table-cell>
          <table:table-cell office:value-type="percentage" office:value="0.60000000000000009" table:formula="of:=SUM([.C3:.C7])" table:style-name="ce27">
            <text:p>60,00%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8" table:style-name="ro4">
          <table:table-cell table:number-columns-repeated="16384"/>
        </table:table-row>
      </table:table>
      <table:table table:name="participation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15"/>
        <table:table-column table:style-name="co8" table:number-columns-repeated="5" table:default-cell-style-name="ce15"/>
        <table:table-column table:style-name="co9" table:default-cell-style-name="ce15"/>
        <table:table-column table:style-name="co1" table:number-columns-repeated="1014" table:default-cell-style-name="ce2"/>
        <table:table-column table:style-name="co4" table:number-columns-repeated="15361" table:default-cell-style-name="ce1"/>
        <table:table-row table:style-name="ro5">
          <table:table-cell table:number-columns-repeated="3" table:style-name="ce3"/>
          <table:table-cell office:value-type="string" office:string-value="ALEXANDRE COSTA MARTINS" table:formula="of:=IF([.D2]=&quot;---&quot;;&quot;---&quot;;VLOOKUP([.D2];[group.$A$3:.$B$7];2;0))" table:style-name="ce14">
            <text:p>ALEXANDRE COSTA MARTINS</text:p>
          </table:table-cell>
          <table:table-cell office:value-type="string" office:string-value="DIOGO BRANCO ALVES DA SILVA" table:formula="of:=IF([.E2]=&quot;---&quot;;&quot;---&quot;;VLOOKUP([.E2];[group.$A$3:.$B$7];2;0))" table:style-name="ce14">
            <text:p>DIOGO BRANCO ALVES DA SILVA</text:p>
          </table:table-cell>
          <table:table-cell office:value-type="string" office:string-value="HENRIQUE CRISTÓVÃO COELHO" table:formula="of:=IF([.F2]=&quot;---&quot;;&quot;---&quot;;VLOOKUP([.F2];[group.$A$3:.$B$7];2;0))" table:style-name="ce14">
            <text:p>HENRIQUE CRISTÓVÃO COELHO</text:p>
          </table:table-cell>
          <table:table-cell office:value-type="string" office:string-value="JOÃO MENDES GONÇALVES" table:formula="of:=IF([.G2]=&quot;---&quot;;&quot;---&quot;;VLOOKUP([.G2];[group.$A$3:.$B$7];2;0))" table:style-name="ce14">
            <text:p>JOÃO MENDES GONÇALVES</text:p>
          </table:table-cell>
          <table:table-cell office:value-type="string" office:string-value="JOSÉ DIOGO COSTA CERQUEIRA" table:formula="of:=IF([.H2]=&quot;---&quot;;&quot;---&quot;;VLOOKUP([.H2];[group.$A$3:.$B$7];2;0))" table:style-name="ce14">
            <text:p>JOSÉ DIOGO COSTA CERQUEIRA</text:p>
          </table:table-cell>
          <table:table-cell table:style-name="ce3"/>
          <table:table-cell table:number-columns-repeated="1014" table:style-name="ce15"/>
          <table:table-cell table:number-columns-repeated="15361"/>
        </table:table-row>
        <table:table-row table:style-name="ro3">
          <table:table-cell table:style-name="ce3"/>
          <table:table-cell office:value-type="string" table:style-name="ce3">
            <text:p>Functions</text:p>
          </table:table-cell>
          <table:table-cell office:value-type="string" table:style-name="ce3">
            <text:p>Level</text:p>
          </table:table-cell>
          <table:table-cell office:value-type="float" office:value="103552" table:formula="of:=IF([group.A3]=0;&quot;---&quot;;[group.A3])" table:style-name="ce16">
            <text:p>103552</text:p>
          </table:table-cell>
          <table:table-cell office:value-type="float" office:value="104341" table:formula="of:=IF([group.A4]=0;&quot;---&quot;;[group.A4])" table:style-name="ce16">
            <text:p>104341</text:p>
          </table:table-cell>
          <table:table-cell office:value-type="float" office:value="108342" table:formula="of:=IF([group.A5]=0;&quot;---&quot;;[group.A5])" table:style-name="ce16">
            <text:p>108342</text:p>
          </table:table-cell>
          <table:table-cell office:value-type="float" office:value="98287" table:formula="of:=IF([group.A6]=0;&quot;---&quot;;[group.A6])" table:style-name="ce16">
            <text:p>098287</text:p>
          </table:table-cell>
          <table:table-cell office:value-type="float" office:value="76758" table:formula="of:=IF([group.A7]=0;&quot;---&quot;;[group.A7])" table:style-name="ce16">
            <text:p>076758</text:p>
          </table:table-cell>
          <table:table-cell office:value-type="string" table:style-name="ce3">
            <text:p>sum</text:p>
          </table:table-cell>
          <table:table-cell table:number-columns-repeated="1014" table:style-name="ce15"/>
          <table:table-cell table:number-columns-repeated="15361"/>
        </table:table-row>
        <table:table-row table:style-name="ro3">
          <table:table-cell office:value-type="string" table:number-columns-spanned="1" table:number-rows-spanned="9" table:style-name="ce25">
            <text:p>PCT</text:p>
          </table:table-cell>
          <table:table-cell office:value-type="string" table:style-name="ce10">
            <text:p>pctInit</text:p>
          </table:table-cell>
          <table:table-cell office:value-type="float" office:value="0" table:style-name="ce17">
            <text:p>0</text:p>
          </table:table-cell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formula="of:=SUM([.D3:.H3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Term</text:p>
          </table:table-cell>
          <table:table-cell office:value-type="float" office:value="2" table:style-name="ce17">
            <text:p>2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4:.H4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Print</text:p>
          </table:table-cell>
          <table:table-cell office:value-type="float" office:value="4" table:style-name="ce17">
            <text:p>4</text:p>
          </table:table-cell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formula="of:=SUM([.D5:.H5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Insert</text:p>
          </table:table-cell>
          <table:table-cell office:value-type="float" office:value="3" table:style-name="ce17">
            <text:p>3</text:p>
          </table:table-cell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formula="of:=SUM([.D6:.H6])" table:style-name="ce30">
            <text:p>100%</text:p>
          </table:table-cell>
          <table:table-cell table:style-name="ce2"/>
          <table:table-cell table:style-name="ce20"/>
          <table:table-cell table:number-columns-repeated="1012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GetLifetime</text:p>
          </table:table-cell>
          <table:table-cell office:value-type="float" office:value="1" table:style-name="ce17">
            <text:p>1</text:p>
          </table:table-cell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formula="of:=SUM([.D7:.H7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GetAddressSpaceProfile</text:p>
          </table:table-cell>
          <table:table-cell office:value-type="float" office:value="1" table:style-name="ce17">
            <text:p>1</text:p>
          </table:table-cell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formula="of:=SUM([.D8:.H8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GetAddressSpaceMapping</text:p>
          </table:table-cell>
          <table:table-cell office:value-type="float" office:value="1" table:style-name="ce17">
            <text:p>1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9:.H9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GetStateAsString</text:p>
          </table:table-cell>
          <table:table-cell office:value-type="float" office:value="1" table:style-name="ce17">
            <text:p>1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10:.H10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pctUpdateState</text:p>
          </table:table-cell>
          <table:table-cell office:value-type="float" office:value="3" table:style-name="ce17">
            <text:p>3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11:.H11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table-cell office:value-type="string" table:number-columns-spanned="1" table:number-rows-spanned="6" table:style-name="ce26">
            <text:p>FEQ</text:p>
          </table:table-cell>
          <table:table-cell office:value-type="string" table:style-name="ce6">
            <text:p>feqInit</text:p>
          </table:table-cell>
          <table:table-cell office:value-type="float" office:value="0" table:style-name="ce21">
            <text:p>0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12:.H12])" table:style-name="ce31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6">
            <text:p>feqTerm</text:p>
          </table:table-cell>
          <table:table-cell office:value-type="float" office:value="2" table:style-name="ce21">
            <text:p>2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13:.H13])" table:style-name="ce31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6">
            <text:p>feqPrint</text:p>
          </table:table-cell>
          <table:table-cell office:value-type="float" office:value="3" table:style-name="ce21">
            <text:p>3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14:.H14])" table:style-name="ce31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6">
            <text:p>feqInsert</text:p>
          </table:table-cell>
          <table:table-cell office:value-type="float" office:value="4" table:style-name="ce21">
            <text:p>4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15:.H15])" table:style-name="ce31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6">
            <text:p>feqPop</text:p>
          </table:table-cell>
          <table:table-cell office:value-type="float" office:value="2" table:style-name="ce21">
            <text:p>2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16:.H16])" table:style-name="ce31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6">
            <text:p>feqIsEmpty</text:p>
          </table:table-cell>
          <table:table-cell office:value-type="float" office:value="1" table:style-name="ce21">
            <text:p>1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17:.H17])" table:style-name="ce31">
            <text:p>0%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6" table:style-name="ce25">
            <text:p>SWP</text:p>
          </table:table-cell>
          <table:table-cell office:value-type="string" table:style-name="ce10">
            <text:p>swpInit</text:p>
          </table:table-cell>
          <table:table-cell office:value-type="float" office:value="0" table:style-name="ce17">
            <text:p>0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office:value-type="percentage" office:value="1" table:formula="of:=SUM([.D18:.H18])" table:style-name="ce30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10">
            <text:p>swpTerm</text:p>
          </table:table-cell>
          <table:table-cell office:value-type="float" office:value="2" table:style-name="ce17">
            <text:p>2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office:value-type="percentage" office:value="1" table:formula="of:=SUM([.D19:.H19])" table:style-name="ce30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10">
            <text:p>swpPrint</text:p>
          </table:table-cell>
          <table:table-cell office:value-type="float" office:value="3" table:style-name="ce17">
            <text:p>3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office:value-type="percentage" office:value="1" table:formula="of:=SUM([.D20:.H20])" table:style-name="ce30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10">
            <text:p>swpAdd</text:p>
          </table:table-cell>
          <table:table-cell office:value-type="float" office:value="2" table:style-name="ce17">
            <text:p>2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office:value-type="percentage" office:value="1" table:formula="of:=SUM([.D21:.H21])" table:style-name="ce30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10">
            <text:p>swpPeek</text:p>
          </table:table-cell>
          <table:table-cell office:value-type="float" office:value="2" table:style-name="ce17">
            <text:p>2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office:value-type="percentage" office:value="1" table:formula="of:=SUM([.D22:.H22])" table:style-name="ce30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10">
            <text:p>swpRemove</text:p>
          </table:table-cell>
          <table:table-cell office:value-type="float" office:value="3" table:style-name="ce17">
            <text:p>3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office:value-type="percentage" office:value="1" table:formula="of:=SUM([.D23:.H23])" table:style-name="ce30">
            <text:p>100%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9" table:style-name="ce26">
            <text:p>MEM</text:p>
          </table:table-cell>
          <table:table-cell office:value-type="string" table:style-name="ce6">
            <text:p>memInit</text:p>
          </table:table-cell>
          <table:table-cell office:value-type="string" table:style-name="ce21">
            <text:p>1+1+2</text:p>
          </table:table-cell>
          <table:table-cell office:value-type="percentage" office:value="0.75" table:style-name="ce29">
            <text:p>75%</text:p>
          </table:table-cell>
          <table:table-cell table:style-name="ce29"/>
          <table:table-cell table:style-name="ce29"/>
          <table:table-cell table:style-name="ce29"/>
          <table:table-cell office:value-type="percentage" office:value="0.25" table:style-name="ce29">
            <text:p>25%</text:p>
          </table:table-cell>
          <table:table-cell office:value-type="percentage" office:value="1" table:formula="of:=SUM([.D24:.H24])" table:style-name="ce31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Term</text:p>
          </table:table-cell>
          <table:table-cell office:value-type="string" table:style-name="ce21">
            <text:p>1+1+2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25:.H25])" table:style-name="ce31">
            <text:p>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Print</text:p>
          </table:table-cell>
          <table:table-cell office:value-type="string" table:style-name="ce21">
            <text:p>1+2+3</text:p>
          </table:table-cell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formula="of:=SUM([.D26:.H26])" table:style-name="ce31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Alloc</text:p>
          </table:table-cell>
          <table:table-cell office:value-type="float" office:value="5" table:style-name="ce21">
            <text:p>5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27:.H27])" table:style-name="ce31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FirstFitAlloc</text:p>
          </table:table-cell>
          <table:table-cell office:value-type="float" office:value="6" table:style-name="ce21">
            <text:p>6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office:value-type="percentage" office:value="1" table:formula="of:=SUM([.D28:.H28])" table:style-name="ce31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BuddySystemAlloc</text:p>
          </table:table-cell>
          <table:table-cell office:value-type="float" office:value="6" table:style-name="ce21">
            <text:p>6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29:.H29])" table:style-name="ce31">
            <text:p>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Free</text:p>
          </table:table-cell>
          <table:table-cell office:value-type="float" office:value="3" table:style-name="ce21">
            <text:p>3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30:.H30])" table:style-name="ce31">
            <text:p>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FirstFitFree</text:p>
          </table:table-cell>
          <table:table-cell office:value-type="float" office:value="6" table:style-name="ce21">
            <text:p>6</text:p>
          </table:table-cell>
          <table:table-cell table:style-name="ce29"/>
          <table:table-cell office:value-type="percentage" office:value="1" table:style-name="ce29">
            <text:p>100%</text:p>
          </table:table-cell>
          <table:table-cell table:style-name="ce29"/>
          <table:table-cell table:style-name="ce29"/>
          <table:table-cell table:style-name="ce29"/>
          <table:table-cell office:value-type="percentage" office:value="1" table:formula="of:=SUM([.D31:.H31])" table:style-name="ce31">
            <text:p>100%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style-name="ce6">
            <text:p>memBuddySystemFree</text:p>
          </table:table-cell>
          <table:table-cell office:value-type="float" office:value="6" table:style-name="ce21">
            <text:p>6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office:value-type="percentage" office:value="0" table:formula="of:=SUM([.D32:.H32])" table:style-name="ce31">
            <text:p>0%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8" table:style-name="ce25">
            <text:p>SIM</text:p>
          </table:table-cell>
          <table:table-cell office:value-type="string" table:style-name="ce10">
            <text:p>simInit</text:p>
          </table:table-cell>
          <table:table-cell office:value-type="float" office:value="2" table:style-name="ce17">
            <text:p>2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33:.H33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Term</text:p>
          </table:table-cell>
          <table:table-cell office:value-type="float" office:value="2" table:style-name="ce17">
            <text:p>2</text:p>
          </table:table-cell>
          <table:table-cell table:style-name="ce28"/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office:value-type="percentage" office:value="1" table:formula="of:=SUM([.D34:.H34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Print</text:p>
          </table:table-cell>
          <table:table-cell office:value-type="float" office:value="4" table:style-name="ce17">
            <text:p>4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0" table:formula="of:=SUM([.D35:.H35])" table:style-name="ce30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Load</text:p>
          </table:table-cell>
          <table:table-cell office:value-type="float" office:value="6" table:style-name="ce17">
            <text:p>6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36:.H36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RandomFill</text:p>
          </table:table-cell>
          <table:table-cell office:value-type="float" office:value="5" table:style-name="ce17">
            <text:p>5</text:p>
          </table:table-cell>
          <table:table-cell office:value-type="percentage" office:value="1" table:style-name="ce28">
            <text:p>100%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1" table:formula="of:=SUM([.D37:.H37])" table:style-name="ce30">
            <text:p>10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GetProcess</text:p>
          </table:table-cell>
          <table:table-cell office:value-type="float" office:value="2" table:style-name="ce17">
            <text:p>2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0" table:formula="of:=SUM([.D38:.H38])" table:style-name="ce30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Step</text:p>
          </table:table-cell>
          <table:table-cell office:value-type="float" office:value="6" table:style-name="ce17">
            <text:p>6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0" table:formula="of:=SUM([.D39:.H39])" table:style-name="ce30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covered-table-cell/>
          <table:table-cell office:value-type="string" table:style-name="ce10">
            <text:p>simRun</text:p>
          </table:table-cell>
          <table:table-cell office:value-type="float" office:value="2" table:style-name="ce17">
            <text:p>2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office:value-type="percentage" office:value="0" table:formula="of:=SUM([.D40:.H40])" table:style-name="ce30">
            <text:p>0%</text:p>
          </table:table-cell>
          <table:table-cell table:number-columns-repeated="1014" table:style-name="ce2"/>
          <table:table-cell table:number-columns-repeated="15361"/>
        </table:table-row>
        <table:table-row table:style-name="ro6">
          <table:table-cell table:number-columns-repeated="2" table:style-name="ce23"/>
          <table:table-cell table:number-columns-repeated="7" table:style-name="ce3"/>
          <table:table-cell table:number-columns-repeated="1014" table:style-name="ce24"/>
          <table:table-cell table:number-columns-repeated="15361"/>
        </table:table-row>
        <table:table-row table:number-rows-repeated="1048535" table:style-name="ro4">
          <table:table-cell table:number-columns-repeated="16384"/>
        </table:table-row>
      </table:table>
      <table:table table:name="comments" table:style-name="ta2">
        <table:table-column table:style-name="co1" table:number-columns-repeated="64" table:default-cell-style-name="ce1"/>
        <table:table-column table:style-name="co4" table:number-columns-repeated="1632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  <style:font-face style:name="Tlwg Typo" svg:font-family="&quot;Tlwg Typo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0" number:min-integer-digits="6"/>
    </number:number-style>
    <number:date-style style:name="N37">
      <number:text>BOOL</number:text>
      <number:year/>
      <number:text>AN</number:text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middle" fo:background-color="#CC0000" style:repeat-content="false"/>
      <style:paragraph-properties fo:text-align="center"/>
      <style:text-properties fo:color="#FFFFFF" style:font-name="Ubuntu" style:font-name-asian="Ubuntu" style:font-name-complex="Ubuntu" fo:font-size="8pt" style:font-size-asian="8pt" style:font-size-complex="8pt" fo:font-weight="bold" style:font-weight-asian="bold" style:font-weight-complex="bold"/>
    </style:style>
    <style:style style:name="ConditionalStyle_1_32_1" style:display-name="ConditionalStyle_1 1" style:family="table-cell" style:data-style-name="N0">
      <style:table-cell-properties style:vertical-align="automatic" fo:background-color="#81D41A"/>
      <style:text-properties style:font-name="Ubuntu" style:font-name-asian="Ubuntu" style:font-name-complex="Ubuntu"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81D41A"/>
    </style:style>
    <style:style style:name="cf2" style:family="table-cell">
      <style:table-cell-properties fo:background-color="#CC0000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Alex</dc:creator>
    <meta:creation-date>2022-12-28T14:47:45Z</meta:creation-date>
    <dc:date>2023-12-22T18:18:29Z</dc:date>
    <meta:editing-cycles>92</meta:editing-cycles>
    <meta:editing-duration>PT107679S</meta:editing-duration>
  </office:meta>
</office:document-meta>
</file>